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03mm"/>
    </style:style>
    <style:style style:name="co4" style:family="table-column">
      <style:table-column-properties fo:break-before="auto" style:column-width="1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hatch" draw:fill-color="#000000" draw:fill-hatch-name="Black_20_0_20_Degrees" draw:fill-hatch-solid="true" draw:textarea-horizontal-align="center" draw:textarea-vertical-align="middle" draw:ole-draw-aspect="1"/>
    </style:style>
    <style:style style:name="P1" style:family="paragraph">
      <loext:graphic-properties draw:fill="hatch" draw:fill-color="#000000" draw:fill-hatch-name="Black_20_0_20_Degrees" draw:fill-hatch-solid="tru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Total_about </text:p>
          </table:table-cell>
          <table:table-cell office:value-type="string" calcext:value-type="string">
            <text:p>Total_By</text:p>
          </table:table-cell>
          <table:table-cell/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517" calcext:value-type="float">
            <text:p>1517</text:p>
          </table:table-cell>
          <table:table-cell office:value-type="float" office:value="298" calcext:value-type="float">
            <text:p>29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Devendra Fadn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ukesh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anta Narayan Je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andan Nileka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sundhara 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resh Prab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skir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hilesh Yad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run Sood Pardeep Chha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c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shma Swa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ddaram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and Kish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jay Ru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m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deep Chhab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rababu Nai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p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anab Mukherje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. Aneesh Shekh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nder Pich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pora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rad Pa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nohar Lal Khatt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an Sin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jay Kumar De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il Amb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tya Nadel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pora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bhash Chaw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nil Bharti Mit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dhav Thacke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vind Kejri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p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aveen Pat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rack Ob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ocrati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tish 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u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urag Aggarw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chin 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umar Mangalam Bir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ok Sha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jay Tan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m Jethmal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mohan Sing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ar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rkash Singh Bad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vind Panagari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shal Sik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oj Sin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itabh Kant-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akash Javade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armendra Prad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mukh Ad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bek Debro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ademic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undhati Bhattacha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mir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rk Zuckerbe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porat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hatm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i Jinpin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chin Tendulk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eb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rasekhar 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m Madh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ldeo Purusharth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manta Biswa S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narayi Vija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i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mala Sithara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ra Gand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jit D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 Rukh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bananda Sonow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r Abd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k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ishan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tan 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man 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lu Pra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damb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hash Cha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likarjun K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pil Si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jit Pa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is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nd Mahi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pak Mis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ci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vraj Singh Chouha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hulam Nabi Az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K Sta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k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zim Prem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pora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yanka Chop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ebrit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han Bhagw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Relative" table:style-name="ta1">
        <table:shapes>
          <draw:frame draw:z-index="0" draw:style-name="gr1" draw:text-style-name="P1" svg:width="229.36mm" svg:height="187.34mm" svg:x="156.47mm" svg:y="19.04mm">
            <loext:p draw:notify-on-update-of-ranges="Relative.A2:Relative.A21 Relative.E2:Relative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visibility="collapse" table:number-columns-repeated="2" table:default-cell-style-name="Default"/>
        <table:table-column table:style-name="co4" table:visibility="collapse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Relative</text:p>
          </table:table-cell>
          <table:table-cell office:value-type="string" calcext:value-type="string">
            <text:p>Total_By</text:p>
          </table:table-cell>
        </table:table-row>
        <table:table-row table:style-name="ro2">
          <table:table-cell office:value-type="string" calcext:value-type="string">
            <text:p>Narendra Modi</text:p>
          </table:table-cell>
          <table:table-cell office:value-type="float" office:value="391" calcext:value-type="float">
            <text:p>391</text:p>
          </table:table-cell>
          <table:table-cell office:value-type="float" office:value="87" calcext:value-type="float">
            <text:p>87</text:p>
          </table:table-cell>
          <table:table-cell table:formula="of:=[.B2]+[.C2]" office:value-type="float" office:value="478" calcext:value-type="float">
            <text:p>478</text:p>
          </table:table-cell>
          <table:table-cell table:formula="of:=[.F2]/[.F22]" office:value-type="float" office:value="0.545787545787546" calcext:value-type="float">
            <text:p>0.5457875458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Ravi Shankar Prasad</text:p>
          </table:table-cell>
          <table:table-cell office:value-type="float" office:value="417" calcext:value-type="float">
            <text:p>417</text:p>
          </table:table-cell>
          <table:table-cell office:value-type="float" office:value="51" calcext:value-type="float">
            <text:p>51</text:p>
          </table:table-cell>
          <table:table-cell table:formula="of:=[.B3]+[.C3]" office:value-type="float" office:value="468" calcext:value-type="float">
            <text:p>468</text:p>
          </table:table-cell>
          <table:table-cell table:formula="of:=[.F3]/[.F22]" office:value-type="float" office:value="0.0915750915750916" calcext:value-type="float">
            <text:p>0.091575091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run Jaitley</text:p>
          </table:table-cell>
          <table:table-cell office:value-type="float" office:value="403" calcext:value-type="float">
            <text:p>403</text:p>
          </table:table-cell>
          <table:table-cell office:value-type="float" office:value="24" calcext:value-type="float">
            <text:p>24</text:p>
          </table:table-cell>
          <table:table-cell table:formula="of:=[.B4]+[.C4]" office:value-type="float" office:value="427" calcext:value-type="float">
            <text:p>427</text:p>
          </table:table-cell>
          <table:table-cell table:formula="of:=[.F4]/546" office:value-type="float" office:value="0.0659340659340659" calcext:value-type="float">
            <text:p>0.06593406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Devendra Fadnavis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formula="of:=[.B5]+[.C5]" office:value-type="float" office:value="240" calcext:value-type="float">
            <text:p>240</text:p>
          </table:table-cell>
          <table:table-cell table:formula="of:=[.F5]/546" office:value-type="float" office:value="0.0457875457875458" calcext:value-type="float">
            <text:p>0.0457875458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Venkaiah Naidu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formula="of:=[.B6]+[.C6]" office:value-type="float" office:value="228" calcext:value-type="float">
            <text:p>228</text:p>
          </table:table-cell>
          <table:table-cell table:formula="of:=[.F6]/546" office:value-type="float" office:value="0.0274725274725275" calcext:value-type="float">
            <text:p>0.027472527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ukesh Ambani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table:formula="of:=[.B7]+[.C7]" office:value-type="float" office:value="178" calcext:value-type="float">
            <text:p>178</text:p>
          </table:table-cell>
          <table:table-cell table:formula="of:=[.F7]/546" office:value-type="float" office:value="0.0274725274725275" calcext:value-type="float">
            <text:p>0.027472527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Ananta Narayan Jena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table:formula="of:=[.B8]+[.C8]" office:value-type="float" office:value="144" calcext:value-type="float">
            <text:p>144</text:p>
          </table:table-cell>
          <table:table-cell table:formula="of:=[.F8]/546" office:value-type="float" office:value="0.0256410256410256" calcext:value-type="float">
            <text:p>0.025641025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Amit Shah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formula="of:=[.B9]+[.C9]" office:value-type="float" office:value="142" calcext:value-type="float">
            <text:p>142</text:p>
          </table:table-cell>
          <table:table-cell table:formula="of:=[.F9]/546" office:value-type="float" office:value="0.021978021978022" calcext:value-type="float">
            <text:p>0.0219780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andan Nilekani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formula="of:=[.B10]+[.C10]" office:value-type="float" office:value="140" calcext:value-type="float">
            <text:p>140</text:p>
          </table:table-cell>
          <table:table-cell table:formula="of:=[.F10]/546" office:value-type="float" office:value="0.0164835164835165" calcext:value-type="float">
            <text:p>0.016483516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asundhara Raje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formula="of:=[.B11]+[.C11]" office:value-type="float" office:value="114" calcext:value-type="float">
            <text:p>114</text:p>
          </table:table-cell>
          <table:table-cell table:formula="of:=[.F11]/546" office:value-type="float" office:value="0.0164835164835165" calcext:value-type="float">
            <text:p>0.016483516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uresh Prabhu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table:formula="of:=[.B12]+[.C12]" office:value-type="float" office:value="113" calcext:value-type="float">
            <text:p>113</text:p>
          </table:table-cell>
          <table:table-cell table:formula="of:=[.F12]/546" office:value-type="float" office:value="0.0146520146520147" calcext:value-type="float">
            <text:p>0.014652014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askiran Singh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formula="of:=[.B13]+[.C13]" office:value-type="float" office:value="105" calcext:value-type="float">
            <text:p>105</text:p>
          </table:table-cell>
          <table:table-cell table:formula="of:=[.F13]/546" office:value-type="float" office:value="0.0146520146520147" calcext:value-type="float">
            <text:p>0.014652014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ahul Gandhi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[.B14]+[.C14]" office:value-type="float" office:value="98" calcext:value-type="float">
            <text:p>98</text:p>
          </table:table-cell>
          <table:table-cell table:formula="of:=[.F14]/546" office:value-type="float" office:value="0.0128205128205128" calcext:value-type="float">
            <text:p>0.01282051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khilesh Yadav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15]+[.C15]" office:value-type="float" office:value="54" calcext:value-type="float">
            <text:p>54</text:p>
          </table:table-cell>
          <table:table-cell table:formula="of:=[.F15]/546" office:value-type="float" office:value="0.0128205128205128" calcext:value-type="float">
            <text:p>0.01282051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un Sood 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[.B16]+[.C16]" office:value-type="float" office:value="53" calcext:value-type="float">
            <text:p>53</text:p>
          </table:table-cell>
          <table:table-cell table:formula="of:=[.F16]/546" office:value-type="float" office:value="0.0128205128205128" calcext:value-type="float">
            <text:p>0.01282051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mata Banerjee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17]+[.C17]" office:value-type="float" office:value="30" calcext:value-type="float">
            <text:p>30</text:p>
          </table:table-cell>
          <table:table-cell table:formula="of:=[.F17]/546" office:value-type="float" office:value="0.010989010989011" calcext:value-type="float">
            <text:p>0.0109890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ushma Swaraj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8]+[.C18]" office:value-type="float" office:value="23" calcext:value-type="float">
            <text:p>23</text:p>
          </table:table-cell>
          <table:table-cell table:formula="of:=[.F18]/546" office:value-type="float" office:value="0.00915750915750916" calcext:value-type="float">
            <text:p>0.00915750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iddaramaia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9]+[.C19]" office:value-type="float" office:value="18" calcext:value-type="float">
            <text:p>18</text:p>
          </table:table-cell>
          <table:table-cell table:formula="of:=[.F19]/546" office:value-type="float" office:value="0.00915750915750916" calcext:value-type="float">
            <text:p>0.00915750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nand Kishor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+[.C20]" office:value-type="float" office:value="16" calcext:value-type="float">
            <text:p>16</text:p>
          </table:table-cell>
          <table:table-cell table:formula="of:=[.F20]/546" office:value-type="float" office:value="0.00915750915750916" calcext:value-type="float">
            <text:p>0.00915750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jnath Sing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1]+[.C21]" office:value-type="float" office:value="14" calcext:value-type="float">
            <text:p>14</text:p>
          </table:table-cell>
          <table:table-cell table:formula="of:=[.F21]/546" office:value-type="float" office:value="0.00915750915750916" calcext:value-type="float">
            <text:p>0.00915750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227" calcext:value-type="float">
            <text:p>3227</text:p>
          </table:table-cell>
          <table:table-cell table:formula="of:=[.D22]/3227" office:value-type="float" office:value="1" calcext:value-type="float">
            <text:p>1</text:p>
          </table:table-cell>
          <table:table-cell table:formula="of:=SUM([.F2:.F21])" office:value-type="float" office:value="546" calcext:value-type="float">
            <text:p>546</text:p>
          </table:table-cell>
        </table:table-row>
      </table:table>
      <table:named-expressions/>
      <table:database-ranges>
        <table:database-range table:name="__Anonymous_Sheet_DB__0" table:target-range-address="Total.A1:Total.F9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14:50:49.74000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09:03:47.769000000</meta:creation-date>
    <dc:date>2019-06-19T14:57:00.344323529</dc:date>
    <meta:editing-duration>PT39M52S</meta:editing-duration>
    <meta:editing-cycles>10</meta:editing-cycles>
    <meta:generator>LibreOffice/5.1.6.2$Linux_X86_64 LibreOffice_project/10m0$Build-2</meta:generator>
    <meta:document-statistic meta:table-count="2" meta:cell-count="7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style:rotation-angle="90"/>
      <style:text-properties fo:font-size="18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0"/>
      <style:text-properties fo:font-size="18pt" fo:font-weight="bold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dash" draw:stroke-dash="Ultrafine_20_Dashed" svg:stroke-color="#b3b3b3" draw:fill="none" draw:fill-color="#e6e6e6" draw:opacity-name="ChartTransparencyGradient_20_1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7cm" svg:height="18.735cm" xlink:href=".." xlink:type="simple" chart:class="chart:bar" chart:style-name="ch1">
        <chart:plot-area chart:style-name="ch2" table:cell-range-address="Relative.A2:Relative.A21 Relative.E2:Relative.E21" chart:data-source-has-labels="column" svg:x="1.544cm" svg:y="0.332cm" svg:width="21.102cm" svg:height="16.34cm">
          <chartooo:coordinate-region svg:x="7.854cm" svg:y="0.332cm" svg:width="14.354cm" svg:height="15.377cm"/>
          <chart:axis chart:dimension="x" chart:name="primary-x" chart:style-name="ch3" chartooo:axis-type="auto">
            <chartooo:date-scale/>
            <chart:title svg:x="0.407cm" svg:y="10.074cm" chart:style-name="ch4">
              <text:p>Top 20 Entities</text:p>
            </chart:title>
            <chart:categories table:cell-range-address="Relative.A2:Relative.A21"/>
            <chart:grid chart:style-name="ch5" chart:class="major"/>
          </chart:axis>
          <chart:axis chart:dimension="y" chart:name="primary-y" chart:style-name="ch6">
            <chart:title svg:x="9.663cm" svg:y="17.061cm" chart:style-name="ch7">
              <text:p>Relative Coverage(By the Entity)</text:p>
            </chart:title>
            <chart:grid chart:style-name="ch5" chart:class="major"/>
          </chart:axis>
          <chart:series chart:style-name="ch8" chart:values-cell-range-address="Relative.E2:Relative.E2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Relative.A2:Relative.A21</svg:desc>
                </draw:g>
              </table:table-cell>
              <table:table-cell office:value-type="float" office:value="0.545787545787546">
                <text:p>0.545787545787546</text:p>
                <draw:g>
                  <svg:desc>Relative.E2:Relative.E21</svg:desc>
                </draw:g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0.0915750915750916">
                <text:p>0.0915750915750916</text:p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0.0659340659340659">
                <text:p>0.0659340659340659</text:p>
              </table:table-cell>
            </table:table-row>
            <table:table-row>
              <table:table-cell office:value-type="string">
                <text:p>Devendra Fadnavis</text:p>
              </table:table-cell>
              <table:table-cell office:value-type="float" office:value="0.0457875457875458">
                <text:p>0.0457875457875458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string">
                <text:p>Mukesh Ambani</text:p>
              </table:table-cell>
              <table:table-cell office:value-type="float" office:value="0.0274725274725275">
                <text:p>0.0274725274725275</text:p>
              </table:table-cell>
            </table:table-row>
            <table:table-row>
              <table:table-cell office:value-type="string">
                <text:p>Ananta Narayan Jena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string">
                <text:p>Nandan Nilekani</text:p>
              </table:table-cell>
              <table:table-cell office:value-type="float" office:value="0.0164835164835165">
                <text:p>0.0164835164835165</text:p>
              </table:table-cell>
            </table:table-row>
            <table:table-row>
              <table:table-cell office:value-type="string">
                <text:p>Vasundhara Raje</text:p>
              </table:table-cell>
              <table:table-cell office:value-type="float" office:value="0.0164835164835165">
                <text:p>0.0164835164835165</text:p>
              </table:table-cell>
            </table:table-row>
            <table:table-row>
              <table:table-cell office:value-type="string">
                <text:p>Suresh Prabhu</text:p>
              </table:table-cell>
              <table:table-cell office:value-type="float" office:value="0.0146520146520147">
                <text:p>0.0146520146520147</text:p>
              </table:table-cell>
            </table:table-row>
            <table:table-row>
              <table:table-cell office:value-type="string">
                <text:p>Jaskiran Singh</text:p>
              </table:table-cell>
              <table:table-cell office:value-type="float" office:value="0.0146520146520147">
                <text:p>0.0146520146520147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string">
                <text:p>Akhilesh Yadav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string">
                <text:p>Arun Sood 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string">
                <text:p>Sushma Swaraj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string">
                <text:p>Siddaramaiah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string">
                <text:p>Anand Kishore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string">
                <text:p>Rajnath Singh</text:p>
              </table:table-cell>
              <table:table-cell office:value-type="float" office:value="0.00915750915750916">
                <text:p>0.00915750915750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